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01cm" svg:stroke-color="#000000" draw:marker-start-width="0.202cm" draw:marker-end-width="0.202cm" draw:fill-color="#b2b2b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width="0.001cm" svg:stroke-color="#000000" draw:marker-start-width="0.002cm" draw:marker-end-width="0.002cm" draw:fill="solid" draw:fill-color="#dddddd" draw:textarea-vertical-align="middle"/>
    </style:style>
    <style:style style:name="gr3" style:family="graphic" style:parent-style-name="standard">
      <style:graphic-properties svg:stroke-width="0.001cm" svg:stroke-color="#000000" draw:marker-start-width="0.001cm" draw:marker-end-width="0.001cm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67cm"/>
      <style:paragraph-properties style:writing-mode="lr-tb"/>
    </style:style>
    <style:style style:name="gr5" style:family="graphic" style:parent-style-name="standard">
      <style:graphic-properties draw:stroke="dash" draw:stroke-dash="Ultrafine_20_Dashed" svg:stroke-width="0.001cm" svg:stroke-color="#000000" draw:marker-start-width="0.202cm" draw:marker-end-width="0.202cm" draw:fill="solid" draw:fill-color="#dddddd" draw:textarea-vertical-align="middle"/>
    </style:style>
    <style:style style:name="gr6" style:family="graphic" style:parent-style-name="standard">
      <style:graphic-properties svg:stroke-width="0.001cm" svg:stroke-color="#000000" draw:marker-start-width="0.202cm" draw:marker-end-width="0.202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067cm"/>
      <style:paragraph-properties style:writing-mode="lr-tb"/>
    </style:style>
    <style:style style:name="gr8" style:family="graphic" style:parent-style-name="standard">
      <style:graphic-properties draw:stroke="none" draw:fill="none" fo:min-height="0.4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91cm" fo:min-width="1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1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4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35cm"/>
      <style:paragraph-properties style:writing-mode="lr-tb"/>
    </style:style>
    <style:style style:name="gr13" style:family="graphic" style:parent-style-name="standard">
      <style:graphic-properties svg:stroke-width="0.001cm" svg:stroke-color="#000000" draw:marker-start-width="0.202cm" draw:marker-end-width="0.202cm" draw:fill-color="#b2b2b2" draw:textarea-horizontal-align="justify" draw:textarea-vertical-align="middle" draw:auto-grow-height="false" fo:min-height="2.76cm" fo:min-width="4.87cm"/>
    </style:style>
    <style:style style:name="gr14" style:family="graphic" style:parent-style-name="standard">
      <style:graphic-properties svg:stroke-width="0.001cm" svg:stroke-color="#000000" draw:marker-start-width="0.202cm" draw:marker-end-width="0.202cm" draw:fill-color="#b2b2b2" draw:textarea-horizontal-align="justify" draw:textarea-vertical-align="middle" draw:auto-grow-height="false" fo:min-height="2.25cm" fo:min-width="10.1cm"/>
    </style:style>
    <style:style style:name="gr15" style:family="graphic" style:parent-style-name="objectwithoutfill">
      <style:graphic-properties draw:stroke="dash" draw:stroke-dash="Dash2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6cm" svg:height="3.7cm" svg:x="7.4cm" svg:y="3.1cm">
            <text:p/>
            <draw:enhanced-geometry svg:viewBox="0 0 21600 21600" draw:mirror-vertical="true" draw:glue-points="?f6 10800 10800 21600 ?f5 10800 10800 0" draw:text-areas="?f3 ?f3 ?f4 ?f4" draw:type="trapezoid" draw:modifiers="474.4735646114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2" draw:text-style-name="P2" draw:layer="layout" svg:width="2cm" svg:height="2cm" svg:x="8.1cm" svg:y="4.3cm">
            <text:p/>
          </draw:circle>
          <draw:circle draw:style-name="gr2" draw:text-style-name="P2" draw:layer="layout" svg:width="2cm" svg:height="2cm" svg:x="11.3cm" svg:y="4.3cm">
            <text:p/>
          </draw:circle>
          <draw:circle draw:style-name="gr2" draw:text-style-name="P2" draw:layer="layout" svg:width="2cm" svg:height="2cm" svg:x="9.7cm" svg:y="4.3cm">
            <text:p/>
          </draw:circle>
          <draw:custom-shape draw:style-name="gr1" draw:text-style-name="P1" draw:layer="layout" svg:width="10.6cm" svg:height="2.5cm" svg:x="5.4cm" svg:y="6.8cm">
            <text:p/>
            <draw:enhanced-geometry svg:viewBox="0 0 21600 21600" draw:type="rectangle" draw:enhanced-path="M 0 0 L 21600 0 21600 21600 0 21600 0 0 Z N"/>
          </draw:custom-shape>
          <draw:circle draw:style-name="gr3" draw:text-style-name="P3" draw:layer="layout" svg:width="0.1cm" svg:height="0.1cm" svg:x="10.65cm" svg:y="5.25cm">
            <text:p/>
          </draw:circle>
          <draw:circle draw:style-name="gr3" draw:text-style-name="P3" draw:layer="layout" svg:width="0.1cm" svg:height="0.1cm" svg:x="12.25cm" svg:y="5.25cm">
            <text:p/>
          </draw:circle>
          <draw:circle draw:style-name="gr3" draw:text-style-name="P3" draw:layer="layout" svg:width="0.1cm" svg:height="0.1cm" svg:x="9.05cm" svg:y="5.25cm">
            <text:p/>
          </draw:circle>
          <draw:frame draw:style-name="gr4" draw:text-style-name="P4" draw:layer="layout" svg:width="3.567cm" svg:height="0.738cm" svg:x="8.917cm" svg:y="7.688cm">
            <draw:text-box>
              <text:p><text:span text:style-name="T1">0.75 Litre (End)</text:span></text:p>
            </draw:text-box>
          </draw:frame>
        </draw:g>
        <draw:g>
          <draw:custom-shape draw:style-name="gr1" draw:text-style-name="P1" draw:layer="layout" svg:width="3cm" svg:height="2.3cm" svg:x="9.2cm" svg:y="12.099cm">
            <text:p/>
            <draw:enhanced-geometry svg:viewBox="0 0 21600 21600" draw:mirror-vertical="true" draw:glue-points="?f6 10800 10800 21600 ?f5 10800 10800 0" draw:text-areas="?f3 ?f3 ?f4 ?f4" draw:type="trapezoid" draw:modifiers="1086.8377207597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5" draw:text-style-name="P2" draw:layer="layout" svg:width="2cm" svg:height="2cm" svg:x="9.7cm" svg:y="12.299cm">
            <text:p/>
          </draw:circle>
          <draw:custom-shape draw:style-name="gr1" draw:text-style-name="P1" draw:layer="layout" svg:width="7cm" svg:height="2.5cm" svg:x="7.2cm" svg:y="14.405cm">
            <text:p/>
            <draw:enhanced-geometry svg:viewBox="0 0 21600 21600" draw:type="rectangle" draw:enhanced-path="M 0 0 L 21600 0 21600 21600 0 21600 0 0 Z N"/>
          </draw:custom-shape>
          <draw:circle draw:style-name="gr6" draw:text-style-name="P3" draw:layer="layout" svg:width="0.1cm" svg:height="0.1cm" svg:x="10.65cm" svg:y="13.249cm">
            <text:p/>
          </draw:circle>
          <draw:frame draw:style-name="gr7" draw:text-style-name="P6" draw:layer="layout" svg:width="3.567cm" svg:height="1.225cm" svg:x="8.985cm" svg:y="15.056cm">
            <draw:text-box>
              <text:p text:style-name="P5"><text:span text:style-name="T1">0.07 Litre (End)</text:span></text:p>
              <text:p><text:span text:style-name="T1">0.14 Litre (End)</text:span></text:p>
            </draw:text-box>
          </draw:frame>
        </draw:g>
        <draw:frame draw:style-name="gr8" draw:text-style-name="P7" draw:layer="layout" svg:width="16.8cm" svg:height="0.743cm" svg:x="2.3cm" svg:y="27.257cm">
          <draw:text-box>
            <text:p text:style-name="P5"><text:span text:style-name="T2">When correctly scaled the dashed circles should be 20mm in diameter, except where indicated.</text:span></text:p>
          </draw:text-box>
        </draw:frame>
        <draw:frame draw:style-name="gr9" draw:text-style-name="P9" draw:layer="layout" svg:width="11cm" svg:height="0.741cm" svg:x="5.104cm" svg:y="1.749cm">
          <draw:text-box>
            <text:p text:style-name="P8"><text:span text:style-name="T3">Type 2 </text:span><text:span text:style-name="T4">Really Useful Box</text:span><text:span text:style-name="T5">®</text:span><text:span text:style-name="T4"> </text:span><text:span text:style-name="T3">Enclosure Drilling Templates</text:span></text:p>
          </draw:text-box>
        </draw:frame>
        <draw:g>
          <draw:custom-shape draw:style-name="gr1" draw:text-style-name="P1" draw:layer="layout" svg:width="4.4cm" svg:height="3.7cm" svg:x="8.5cm" svg:y="19.8cm">
            <text:p/>
            <draw:enhanced-geometry svg:viewBox="0 0 21600 21600" draw:mirror-vertical="true" draw:glue-points="?f6 10800 10800 21600 ?f5 10800 10800 0" draw:text-areas="?f3 ?f3 ?f4 ?f4" draw:type="trapezoid" draw:modifiers="510.42944785276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ircle draw:style-name="gr2" draw:text-style-name="P2" draw:layer="layout" svg:width="1.8cm" svg:height="1.8cm" svg:x="9.8cm" svg:y="20.2cm">
            <text:p/>
          </draw:circle>
          <draw:custom-shape draw:style-name="gr1" draw:text-style-name="P1" draw:layer="layout" svg:width="8.4cm" svg:height="2.5cm" svg:x="6.5cm" svg:y="23.5cm">
            <text:p/>
            <draw:enhanced-geometry svg:viewBox="0 0 21600 21600" draw:type="rectangle" draw:enhanced-path="M 0 0 L 21600 0 21600 21600 0 21600 0 0 Z N"/>
          </draw:custom-shape>
          <draw:circle draw:style-name="gr3" draw:text-style-name="P3" draw:layer="layout" svg:width="0.1cm" svg:height="0.1cm" svg:x="10.65cm" svg:y="21.05cm">
            <text:p/>
          </draw:circle>
          <draw:frame draw:style-name="gr10" draw:text-style-name="P4" draw:layer="layout" svg:width="3.664cm" svg:height="0.738cm" svg:x="8.938cm" svg:y="24.388cm">
            <draw:text-box>
              <text:p><text:span text:style-name="T1">0.14 Litre (Side)</text:span></text:p>
            </draw:text-box>
          </draw:frame>
          <draw:frame draw:style-name="gr11" draw:text-style-name="P10" draw:layer="layout" svg:width="1.907cm" svg:height="0.581cm" svg:x="9.752cm" svg:y="22.028cm">
            <draw:text-box>
              <text:p><text:span text:style-name="T6">NB: 18mm</text:span></text:p>
            </draw:text-box>
          </draw:frame>
        </draw:g>
        <draw:frame draw:style-name="gr12" draw:text-style-name="P11" draw:layer="layout" svg:width="1.04cm" svg:height="0.64cm" svg:x="18.948cm" svg:y="28cm">
          <draw:text-box>
            <text:p text:style-name="P8"><text:span text:style-name="T7">v1.1</text:span></text:p>
          </draw:text-box>
        </draw:frame>
        <draw:frame draw:style-name="gr8" draw:text-style-name="P7" draw:layer="layout" svg:width="16.8cm" svg:height="0.743cm" svg:x="2.3cm" svg:y="9.458cm">
          <draw:text-box>
            <text:p text:style-name="P5"><text:span text:style-name="T2">Drill centre or outer two holes as required.</text:span></text:p>
          </draw:text-box>
        </draw:frame>
      </draw:page>
      <draw:page draw:name="page2" draw:style-name="dp1" draw:master-page-name="Default">
        <draw:custom-shape draw:style-name="gr13" draw:text-style-name="P1" draw:layer="layout" svg:width="6.6cm" svg:height="3.7cm" svg:x="7.4cm" svg:y="3.1cm">
          <text:p/>
          <draw:enhanced-geometry svg:viewBox="0 0 21600 21600" draw:mirror-vertical="true" draw:glue-points="?f6 10800 10800 21600 ?f5 10800 10800 0" draw:text-areas="?f3 ?f3 ?f4 ?f4" draw:type="trapezoid" draw:modifiers="474.4735646114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2" draw:text-style-name="P2" draw:layer="layout" svg:width="2cm" svg:height="2cm" svg:x="8.2cm" svg:y="4.3cm">
          <text:p/>
        </draw:circle>
        <draw:circle draw:style-name="gr2" draw:text-style-name="P2" draw:layer="layout" svg:width="2cm" svg:height="2cm" svg:x="11.2cm" svg:y="4.3cm">
          <text:p/>
        </draw:circle>
        <draw:custom-shape draw:style-name="gr14" draw:text-style-name="P1" draw:layer="layout" svg:width="10.6cm" svg:height="2.5cm" svg:x="5.4cm" svg:y="6.8cm">
          <text:p/>
          <draw:enhanced-geometry svg:viewBox="0 0 21600 21600" draw:type="rectangle" draw:enhanced-path="M 0 0 L 21600 0 21600 21600 0 21600 0 0 Z N"/>
        </draw:custom-shape>
        <draw:circle draw:style-name="gr3" draw:text-style-name="P3" draw:layer="layout" svg:width="0.1cm" svg:height="0.1cm" svg:x="12.15cm" svg:y="5.25cm">
          <text:p/>
        </draw:circle>
        <draw:circle draw:style-name="gr3" draw:text-style-name="P3" draw:layer="layout" svg:width="0.1cm" svg:height="0.1cm" svg:x="9.15cm" svg:y="5.25cm">
          <text:p/>
        </draw:circle>
        <draw:frame draw:style-name="gr4" draw:text-style-name="P12" draw:layer="layout" svg:width="7.347cm" svg:height="1.199cm" svg:x="7.027cm" svg:y="7.69cm">
          <draw:text-box>
            <text:p text:style-name="P5"><text:span text:style-name="T1">0.75 Litre (End)</text:span></text:p>
            <text:p text:style-name="P5"><text:span text:style-name="T8">Alternative for DB9 Serial Connector</text:span></text:p>
          </draw:text-box>
        </draw:frame>
        <draw:frame draw:style-name="gr8" draw:text-style-name="P7" draw:layer="layout" svg:width="16.8cm" svg:height="0.743cm" svg:x="2.3cm" svg:y="27.257cm">
          <draw:text-box>
            <text:p text:style-name="P5"><text:span text:style-name="T2">When correctly scaled the dashed circles should be 20mm in diameter, except where indicated.</text:span></text:p>
          </draw:text-box>
        </draw:frame>
        <draw:frame draw:style-name="gr9" draw:text-style-name="P9" draw:layer="layout" svg:width="11cm" svg:height="0.741cm" svg:x="5.104cm" svg:y="1.749cm">
          <draw:text-box>
            <text:p text:style-name="P8"><text:span text:style-name="T3">Type 2 </text:span><text:span text:style-name="T4">Really Useful Box</text:span><text:span text:style-name="T5">®</text:span><text:span text:style-name="T4"> </text:span><text:span text:style-name="T3">Enclosure Drilling Templates</text:span></text:p>
          </draw:text-box>
        </draw:frame>
        <draw:frame draw:style-name="gr12" draw:text-style-name="P11" draw:layer="layout" svg:width="1.04cm" svg:height="0.64cm" svg:x="18.948cm" svg:y="28cm">
          <draw:text-box>
            <text:p text:style-name="P8"><text:span text:style-name="T7">v1.1</text:span></text:p>
          </draw:text-box>
        </draw:frame>
        <draw:frame draw:style-name="gr8" draw:text-style-name="P7" draw:layer="layout" svg:width="16.8cm" svg:height="0.743cm" svg:x="2.3cm" svg:y="9.459cm">
          <draw:text-box>
            <text:p text:style-name="P5"><text:span text:style-name="T2">Drill both holes and trim out area between dotted lines.</text:span></text:p>
          </draw:text-box>
        </draw:frame>
        <draw:line draw:style-name="gr15" draw:text-style-name="P13" draw:layer="layout" svg:x1="9.2cm" svg:y1="4.3cm" svg:x2="12.2cm" svg:y2="4.3cm">
          <text:p/>
        </draw:line>
        <draw:line draw:style-name="gr15" draw:text-style-name="P13" draw:layer="layout" svg:x1="9.2cm" svg:y1="6.3cm" svg:x2="12.2cm" svg:y2="6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2" draw:style="rect" draw:dots1="1" draw:dots1-length="3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5-02-18T19:42:36.98</meta:creation-date>
    <dc:date>2021-08-25T15:11:15.909000000</dc:date>
    <meta:editing-duration>PT12H14M44S</meta:editing-duration>
    <meta:editing-cycles>49</meta:editing-cycles>
    <meta:generator>LibreOffice/7.1.4.2$Windows_x86 LibreOffice_project/a529a4fab45b75fefc5b6226684193eb000654f6</meta:generator>
    <meta:document-statistic meta:object-count="40"/>
  </office:meta>
</office:document-meta>
</file>